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10f" officeooo:paragraph-rsid="0002c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p to convert R package into a Windows compatib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57:49.475953082</meta:creation-date>
    <dc:date>2018-10-24T16:58:39.335661604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2" meta:non-whitespace-character-count="44"/>
    <meta:generator>LibreOffice/4.2.8.2$Linux_X86_64 LibreOffice_project/420m0$Build-2</meta:generator>
  </office:meta>
</office:document-meta>
</file>